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3.20145833333333cm"/>
    </style:style>
    <style:style style:name="co28" style:family="table-column">
      <style:table-column-properties fo:break-before="auto" style:column-width="3.14854166666667cm"/>
    </style:style>
    <style:style style:name="co29" style:family="table-column">
      <style:table-column-properties fo:break-before="auto" style:column-width="3.46604166666667cm"/>
    </style:style>
    <style:style style:name="co30" style:family="table-column">
      <style:table-column-properties fo:break-before="auto" style:column-width="3.571875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3.75708333333333cm"/>
    </style:style>
    <style:style style:name="co35" style:family="table-column">
      <style:table-column-properties fo:break-before="auto" style:column-width="3.62479166666667cm"/>
    </style:style>
    <style:style style:name="co36" style:family="table-column">
      <style:table-column-properties fo:break-before="auto" style:column-width="2.01083333333333cm"/>
    </style:style>
    <style:style style:name="co37" style:family="table-column">
      <style:table-column-properties fo:break-before="auto" style:column-width="1.984375cm"/>
    </style:style>
    <style:style style:name="co38" style:family="table-column">
      <style:table-column-properties fo:break-before="auto" style:column-width="2.43416666666667cm"/>
    </style:style>
    <style:style style:name="co39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Test-Protocoll" table:style-name="ta3">
        <table:table-column table:style-name="co27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17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1" table:default-cell-style-name="ce1"/>
        <table:table-column table:style-name="co27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23" table:default-cell-style-name="ce1"/>
        <table:table-column table:style-name="co39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1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  <table:table table:name="Tabelle1" table:style-name="ta4">
        <table:table-column table:style-name="co8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hae</dc:creator>
    <meta:creation-date>2019-05-24T09:57:53Z</meta:creation-date>
    <dc:date>2019-09-16T14:20:21Z</dc:date>
    <meta:print-date>2019-09-07T15:24:34Z</meta:print-date>
    <meta:editing-cycles>135</meta:editing-cycles>
    <meta:editing-duration>PT0S</meta:editing-duration>
  </office:meta>
</office:document-meta>
</file>